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Weather Api Key</text:p>
      <text:p text:style-name="Standard">key = '78f440c74ac6c3163ad9bf5866c7e35c'</text:p>
      <text:p text:style-name="Standard"/>
      <text:p text:style-name="Standard">Twitter Api keys</text:p>
      <text:p text:style-name="Standard">api_key = "VsukDhFIKEH2yg3hL20MbybKE"</text:p>
      <text:p text:style-name="Standard">api_key_secret = "1eRKadr7zrnxXkETEzOHdH7A5Y2ZCJMtAEgYjmffzlBheCV7f4"</text:p>
      <text:p text:style-name="Standard">access_token = "1434046509079793665-3x0T3yyUCiSOxpOzETt8ljkFgpKpAS"</text:p>
      <text:p text:style-name="Standard">access_token_secret = "2Eo0cLCyWhskBw8VJWxhbMAb3q8slqCJciFXsDvxuEft2"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4T04:15:31.227508007</meta:creation-date>
    <dc:date>2021-09-04T04:15:58.158709309</dc:date>
    <meta:editing-duration>PT30S</meta:editing-duration>
    <meta:editing-cycles>1</meta:editing-cycles>
    <meta:document-statistic meta:table-count="0" meta:image-count="0" meta:object-count="0" meta:page-count="1" meta:paragraph-count="7" meta:word-count="21" meta:character-count="313" meta:non-whitespace-character-count="299"/>
    <meta:generator>LibreOffice/6.4.7.2$Linux_X86_64 LibreOffice_project/40$Build-2</meta:generator>
  </office:meta>
</office:document-meta>
</file>